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1">
      <style:text-properties style:font-name="Cambria" fo:language="ru" fo:country="RU"/>
    </style:style>
    <style:style style:name="P9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000.png" xlink:type="simple" xlink:show="embed" xlink:actuate="onLoad"/></draw:frame></text:p>
          </table:table-cell>
          <table:table-cell table:style-name="Table1.B1" office:value-type="string">
            <text:h text:style-name="P9" text:outline-level="1">Часы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<text:span text:style-name="T1">скалярный </text:span>| Си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221cm" svg:height="2.011cm" draw:z-index="1"><draw:image xlink:href="../images/0000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формирует на выходе сигнал, <text:span text:style-name="T1">численно </text:span>равный текущему значению модельного времени задачи:</text:p>
            <text:p text:style-name="P6"><draw:frame draw:style-name="fr3" draw:name="Object1" text:anchor-type="as-char" svg:width="1.859cm" svg:height="0.564cm" draw:z-index="2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5">где<draw:frame draw:style-name="fr3" draw:name="Object2" text:anchor-type="as-char" svg:width="1.087cm" svg:height="0.564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— выходной <text:span text:style-name="T3">скалярный</text:span> сигнал.</text:p>
            <text:p text:style-name="P5">Единица измерения — секунды.</text:p>
            <text:p text:style-name="P5"><text:span text:style-name="T6">Свойства</text:span>:</text:p>
            <text:p text:style-name="P5">Для работы блока <text:span text:style-name="T1">задавать свойства</text:span> не требуется.</text:p>
            <text:p text:style-name="P5"><text:span text:style-name="T2">Примечания</text:span>:</text:p>
            <text:list xml:id="list1195627094991485528" text:style-name="L1">
              <text:list-item>
                <text:p text:style-name="P7">Блок формирует <text:span text:style-name="T4">скалярный</text:span> выходной сигнал.</text:p>
              </text:list-item>
              <text:list-item>
                <text:p text:style-name="P8">Блок может быть использован для генерации кода на языке <text:span text:style-name="T5">C </text:span>для внешней целевой системы.</text:p>
              </text:list-item>
              <text:list-item>
                <text:p text:style-name="P8">Во встроенном языке программирования существует специальное служебное слово (переменная)<text:span text:style-name="T5">, </text:span>также равное текущему значению модельного времени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Часы</dc:title>
    <dc:date>2014-11-28T17:32:11.94</dc:date>
    <meta:generator>OpenOffice/4.1.1$Win32 OpenOffice.org_project/411m6$Build-9775</meta:generator>
    <meta:editing-duration>PT2H16M47S</meta:editing-duration>
    <meta:editing-cycles>61</meta:editing-cycles>
    <meta:document-statistic meta:table-count="1" meta:image-count="2" meta:object-count="2" meta:page-count="1" meta:paragraph-count="16" meta:word-count="77" meta:character-count="536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>t</mi>
      </mrow>
      <mi>,</mi>
    </mrow>
    <annotation encoding="StarMath 5.0">y(t) = t,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